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1in"/>
    </style:style>
    <style:style style:name="co2" style:family="table-column">
      <style:table-column-properties fo:break-before="auto" style:column-width="4.089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0516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1.7339in"/>
    </style:style>
    <style:style style:name="co7" style:family="table-column">
      <style:table-column-properties fo:break-before="auto" style:column-width="2.3075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MPN1</text:p>
          </table:table-cell>
          <table:table-cell office:value-type="string">
            <text:p>MPN2</text:p>
          </table:table-cell>
          <table:table-cell office:value-type="string">
            <text:p>MPN3</text:p>
          </table:table-cell>
          <table:table-cell office:value-type="string">
            <text:p>Alt Value</text:p>
          </table:table-cell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table:number-columns-repeated="3"/>
        </table:table-row>
        <table:table-row table:style-name="ro1">
          <table:table-cell office:value-type="string">
            <text:p>D2,D1</text:p>
          </table:table-cell>
          <table:table-cell office:value-type="string">
            <text:p>D_DO-41_SOD81_P7.62mm_Horizonta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1N4004</text:p>
          </table:table-cell>
          <table:table-cell table:number-columns-repeated="3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4_L3.6mm_D1.6mm_P5.08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MFS1/4DCT52R1002F</text:p>
          </table:table-cell>
          <table:table-cell office:value-type="string">
            <text:p>RNMF14FTC10K0</text:p>
          </table:table-cell>
          <table:table-cell office:value-type="string">
            <text:p>LR0204F10K</text:p>
          </table:table-cell>
          <table:table-cell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4_L3.6mm_D1.6mm_P5.08mm_Horizontal</text:p>
          </table:table-cell>
          <table:table-cell office:value-type="float" office:value="4">
            <text:p>4</text:p>
          </table:table-cell>
          <table:table-cell office:value-type="string">
            <text:p>2k</text:p>
          </table:table-cell>
          <table:table-cell office:value-type="string">
            <text:p>MFS1/4DCT52R2001F</text:p>
          </table:table-cell>
          <table:table-cell office:value-type="string">
            <text:p>CCF502K00FKE36</text:p>
          </table:table-cell>
          <table:table-cell office:value-type="string">
            <text:p>CCF502K00FKR36</text:p>
          </table:table-cell>
          <table:table-cell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) RR02J16RTB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10.16mm_Horizontal</text:p>
          </table:table-cell>
          <table:table-cell office:value-type="float" office:value="1">
            <text:p>1</text:p>
          </table:table-cell>
          <table:table-cell office:value-type="string">
            <text:p>3k9</text:p>
          </table:table-cell>
          <table:table-cell office:value-type="string">
            <text:p>MFP-25BRD52-3K9</text:p>
          </table:table-cell>
          <table:table-cell office:value-type="string">
            <text:p>H83K9BDA</text:p>
          </table:table-cell>
          <table:table-cell table:number-columns-repeated="2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4_L3.6mm_D1.6mm_P5.08mm_Horizontal</text:p>
          </table:table-cell>
          <table:table-cell office:value-type="float" office:value="2">
            <text:p>2</text:p>
          </table:table-cell>
          <table:table-cell office:value-type="string">
            <text:p>2k49</text:p>
          </table:table-cell>
          <table:table-cell office:value-type="string">
            <text:p>270-2.49K-RC</text:p>
          </table:table-cell>
          <table:table-cell office:value-type="string">
            <text:p>MFS1/4DCT52R2491F</text:p>
          </table:table-cell>
          <table:table-cell office:value-type="string">
            <text:p>CMF502K4900FHEB</text:p>
          </table:table-cell>
          <table:table-cell/>
        </table:table-row>
        <table:table-row table:style-name="ro1">
          <table:table-cell office:value-type="string">
            <text:p>R11,R13</text:p>
          </table:table-cell>
          <table:table-cell office:value-type="string">
            <text:p>R_Axial_DIN0204_L3.6mm_D1.6mm_P5.08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MFS1/4DCT52R1001F</text:p>
          </table:table-cell>
          <table:table-cell office:value-type="string">
            <text:p>RNMF14FTC1K00</text:p>
          </table:table-cell>
          <table:table-cell office:value-type="string">
            <text:p>LR0204F1K0</text:p>
          </table:table-cell>
          <table:table-cell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2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2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2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2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2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2"/>
        </table:table-row>
        <table:table-row table:style-name="ro1">
          <table:table-cell office:value-type="string">
            <text:p>C18,C1</text:p>
          </table:table-cell>
          <table:table-cell office:value-type="string">
            <text:p>C_Disc_D5mm_W2.5mm_P2.50mm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office:value-type="string">
            <text:p>FK14X7R1H105K</text:p>
          </table:table-cell>
          <table:table-cell office:value-type="string">
            <text:p>FG14X7R1H105KRT06</text:p>
          </table:table-cell>
          <table:table-cell table:number-columns-repeated="2"/>
        </table:table-row>
        <table:table-row table:style-name="ro1">
          <table:table-cell office:value-type="string">
            <text:p>C21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_Disc_D3.8mm_W2.6mm_P2.50mm</text:p>
          </table:table-cell>
          <table:table-cell office:value-type="float" office:value="7">
            <text:p>7</text:p>
          </table:table-cell>
          <table:table-cell office:value-type="string">
            <text:p>u1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table:number-columns-repeated="3"/>
        </table:table-row>
        <table:table-row table:style-name="ro1">
          <table:table-cell office:value-type="string">
            <text:p>U2</text:p>
          </table:table-cell>
          <table:table-cell office:value-type="string">
            <text:p>RV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2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TIN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75915-308LF</text:p>
          </table:table-cell>
          <table:table-cell office:value-type="string">
            <text:p>929974-01-08-RK</text:p>
          </table:table-cell>
          <table:table-cell table:number-columns-repeated="2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TIN</text:p>
          </table:table-cell>
          <table:table-cell office:value-type="float" office:value="2">
            <text:p>2</text:p>
          </table:table-cell>
          <table:table-cell office:value-type="string">
            <text:p>Dual VR C</text:p>
          </table:table-cell>
          <table:table-cell office:value-type="string">
            <text:p>75915-304LF</text:p>
          </table:table-cell>
          <table:table-cell office:value-type="string">
            <text:p>929974-01-04-RK</text:p>
          </table:table-cell>
          <table:table-cell table:number-columns-repeated="2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style-name="ce1" office:value-type="string">
            <text:p>IXDN602PI</text:p>
          </table:table-cell>
          <table:table-cell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PN2222</text:p>
          </table:table-cell>
          <table:table-cell office:value-type="string">
            <text:p>2N6517BU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KK-6410-12_12x2.54mm_Straight</text:p>
          </table:table-cell>
          <table:table-cell office:value-type="float" office:value="1">
            <text:p>1</text:p>
          </table:table-cell>
          <table:table-cell office:value-type="string">
            <text:p>CONN_01X12</text:p>
          </table:table-cell>
          <table:table-cell office:value-type="string">
            <text:p>1-640456-2</text:p>
          </table:table-cell>
          <table:table-cell table:number-columns-repeated="3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KK-6410-16_16x2.54mm_Straight</text:p>
          </table:table-cell>
          <table:table-cell office:value-type="float" office:value="1">
            <text:p>1</text:p>
          </table:table-cell>
          <table:table-cell office:value-type="string">
            <text:p>CONN_01X16</text:p>
          </table:table-cell>
          <table:table-cell office:value-type="string">
            <text:p>1-640456-6</text:p>
          </table:table-cell>
          <table:table-cell table:number-columns-repeated="3"/>
        </table:table-row>
        <table:table-row table:style-name="ro1">
          <table:table-cell office:value-type="string">
            <text:p>P3</text:p>
          </table:table-cell>
          <table:table-cell office:value-type="string">
            <text:p>Molex_KK-6410-4_4x2.54mm_Straight</text:p>
          </table:table-cell>
          <table:table-cell office:value-type="float" office:value="1">
            <text:p>1</text:p>
          </table:table-cell>
          <table:table-cell office:value-type="string">
            <text:p>CONN_01X04</text:p>
          </table:table-cell>
          <table:table-cell office:value-type="string">
            <text:p>640456-4</text:p>
          </table:table-cell>
          <table:table-cell table:number-columns-repeated="3"/>
        </table:table-row>
        <table:table-row table:style-name="ro1">
          <table:table-cell office:value-type="string">
            <text:p>JP5,JP3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JP4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 EXTERNAL MAP: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office:value-type="string">
            <text:p>640457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R EXTERNAL MAP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3-640440-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office:value-type="string">
            <text:p>SX1100-B</text:p>
          </table:table-cell>
          <table:table-cell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POSITION HARNESS CONNECTOR .3-.4MM 22AWG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3-640620-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3 POSITION HARNESS CONNECTOR .3-.4MM 22AW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3-640620-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4 POSITION HARNESS CONNECTOR .3-.4MM 22AW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3-640620-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P-8_W7.62mm_Sock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11/03/2017</text:date>, <text:time>20:5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7-11-03T20:59:43.15</dc:date>
    <dc:creator>Markel</dc:creator>
    <meta:generator>OpenOffice/4.1.3$Win32 OpenOffice.org_project/413m1$Build-9783</meta:generator>
    <meta:editing-duration>P12DT4H27M45S</meta:editing-duration>
    <meta:editing-cycles>30</meta:editing-cycles>
    <meta:document-statistic meta:table-count="1" meta:cell-count="241" meta:object-count="0"/>
  </office:meta>
</office:document-meta>
</file>